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>
      <style:paragraph-properties fo:margin-top="0in" fo:margin-bottom="0in" loext:contextual-spacing="false"/>
    </style:style>
    <style:style style:name="P20" style:family="paragraph" style:parent-style-name="Text_20_body" style:list-style-name="L1">
      <style:paragraph-properties fo:margin-top="0in" fo:margin-bottom="0in" loext:contextual-spacing="false"/>
    </style:style>
    <style:style style:name="P21" style:family="paragraph" style:parent-style-name="Text_20_body" style:list-style-name="L3">
      <style:paragraph-properties fo:margin-top="0in" fo:margin-bottom="0in" loext:contextual-spacing="false"/>
    </style:style>
    <style:style style:name="P22" style:family="paragraph" style:parent-style-name="Text_20_body" style:list-style-name="L5">
      <style:paragraph-properties fo:margin-top="0in" fo:margin-bottom="0in" loext:contextual-spacing="false"/>
    </style:style>
    <style:style style:name="P23" style:family="paragraph" style:parent-style-name="Text_20_body" style:list-style-name="L7">
      <style:paragraph-properties fo:margin-top="0in" fo:margin-bottom="0in" loext:contextual-spacing="false"/>
    </style:style>
    <style:style style:name="P24" style:family="paragraph" style:parent-style-name="Text_20_body" style:list-style-name="L9">
      <style:paragraph-properties fo:margin-top="0in" fo:margin-bottom="0in" loext:contextual-spacing="false"/>
    </style:style>
    <style:style style:name="P25" style:family="paragraph" style:parent-style-name="Text_20_body" style:list-style-name="L10">
      <style:paragraph-properties fo:margin-top="0in" fo:margin-bottom="0in" loext:contextual-spacing="false"/>
    </style:style>
    <style:style style:name="P26" style:family="paragraph" style:parent-style-name="Text_20_body" style:list-style-name="L11">
      <style:paragraph-properties fo:margin-top="0in" fo:margin-bottom="0in" loext:contextual-spacing="false"/>
    </style:style>
    <style:style style:name="P27" style:family="paragraph" style:parent-style-name="Text_20_body" style:list-style-name="L14">
      <style:paragraph-properties fo:margin-top="0in" fo:margin-bottom="0in" loext:contextual-spacing="false"/>
    </style:style>
    <style:style style:name="P28" style:family="paragraph" style:parent-style-name="Text_20_body" style:list-style-name="L15">
      <style:paragraph-properties fo:margin-top="0in" fo:margin-bottom="0in" loext:contextual-spacing="false"/>
    </style:style>
    <style:style style:name="P29" style:family="paragraph" style:parent-style-name="Text_20_body" style:list-style-name="L17">
      <style:paragraph-properties fo:margin-top="0in" fo:margin-bottom="0in" loext:contextual-spacing="false"/>
    </style:style>
    <style:style style:name="P30" style:family="paragraph" style:parent-style-name="Text_20_body" style:list-style-name="L18">
      <style:paragraph-properties fo:margin-top="0in" fo:margin-bottom="0in" loext:contextual-spacing="false"/>
    </style:style>
    <style:style style:name="P31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lertmanager is a useful tool for handling Prometheus alerts, but what if your Alertmanager instance goes down? In such a scenario, you could miss out on critical alerts that need to be addressed. Luckily, Alertmanager can run in a multi-instance cluster, making it more highly available. In this lesson, we will explore what a highly available Alertmanager configuration looks like by setting up an additional Alertmanager instance to run in a cluster with our existing Alertmanager.</text:p>
      <text:h text:style-name="Heading_20_3" text:outline-level="3"><text:bookmark text:name="relevant-documentation"/>Relevant Documentation</text:h>
      <text:list xml:id="list3374398433" text:style-name="L17">
        <text:list-item>
          <text:p text:style-name="P29"><text:a xlink:type="simple" xlink:href="https://prometheus.io/docs/alerting/alertmanager/#high-availability" text:style-name="Internet_20_link" text:visited-style-name="Visited_20_Internet_20_Link">Alertmanager — High Availability</text:a></text:p>
        </text:list-item>
        <text:list-item>
          <text:p text:style-name="P17"><text:a xlink:type="simple" xlink:href="https://github.com/prometheus/alertmanager#high-availability" text:style-name="Internet_20_link" text:visited-style-name="Visited_20_Internet_20_Link">Alertmanager GitHub — High Availability</text:a></text:p>
        </text:list-item>
      </text:list>
      <text:h text:style-name="Heading_20_3" text:outline-level="3"><text:bookmark text:name="lesson-reference"/>Lesson Reference</text:h>
      <text:h text:style-name="Heading_20_4" text:outline-level="4"><text:bookmark text:name="install-alertmanager-on-a-new-server"/>Install Alertmanager on a New Server</text:h>
      <text:p text:style-name="Text_20_body">Set up a new server. You may wish to give it a tag of <text:span text:style-name="Source_20_Text">Prometheus 2</text:span> if you plan to use this same server for an additional Prometheus instance in the future.</text:p>
      <text:p text:style-name="Text_20_body">Cloud Playground settings:</text:p>
      <text:list xml:id="list2896987581" text:style-name="L18">
        <text:list-item>
          <text:p text:style-name="P30">Distribution: <text:span text:style-name="Source_20_Text">Ubuntu 18.04 Bionic Beaver LTS</text:span></text:p>
        </text:list-item>
        <text:list-item>
          <text:p text:style-name="P30">Size: <text:span text:style-name="Source_20_Text">Small</text:span></text:p>
        </text:list-item>
        <text:list-item>
          <text:p text:style-name="P18">Tag: <text:span text:style-name="Source_20_Text">Prometheus 2</text:span></text:p>
        </text:list-item>
      </text:list>
      <text:p text:style-name="Text_20_body">Log in to the new server.</text:p>
      <text:p text:style-name="Text_20_body">Create a user and group for Alertmanager:</text:p>
      <text:p text:style-name="P31"><text:span text:style-name="Source_20_Text">sudo useradd -M -r -s /bin/false alertmanager</text:span></text:p>
      <text:p text:style-name="Text_20_body">Download and install the Alertmanager binaries, move the files into the appropriate locations, and set ownership:</text:p>
      <text:p text:style-name="P31"><text:span text:style-name="Source_20_Text">wget https://github.com/prometheus/alertmanager/releases/download/v0.20.0/alertmanager-0.20.0.linux-amd64.tar.gz</text:span></text:p>
      <text:p text:style-name="P31"><text:span text:style-name="Source_20_Text">tar xvfz alertmanager-0.20.0.linux-amd64.tar.gz</text:span></text:p>
      <text:p text:style-name="P31"><text:span text:style-name="Source_20_Text">sudo cp alertmanager-0.20.0.linux-amd64/{alertmanager,amtool} /usr/local/bin/</text:span></text:p>
      <text:p text:style-name="P31"><text:span text:style-name="Source_20_Text">sudo chown alertmanager:alertmanager /usr/local/bin/{alertmanager,amtool}</text:span></text:p>
      <text:p text:style-name="P31"><text:span text:style-name="Source_20_Text">sudo mkdir -p /etc/alertmanager</text:span></text:p>
      <text:p text:style-name="P31"><text:span text:style-name="Source_20_Text">sudo cp alertmanager-0.20.0.linux-amd64/alertmanager.yml /etc/alertmanager</text:span></text:p>
      <text:p text:style-name="P31"><text:span text:style-name="Source_20_Text">sudo chown -R alertmanager:alertmanager /etc/alertmanager</text:span></text:p>
      <text:p text:style-name="Text_20_body">Create a data directory for Alertmanager:</text:p>
      <text:p text:style-name="P31"><text:span text:style-name="Source_20_Text">sudo mkdir -p /var/lib/alertmanager</text:span></text:p>
      <text:p text:style-name="P31"><text:span text:style-name="Source_20_Text">sudo chown alertmanager:alertmanager /var/lib/alertmanager</text:span></text:p>
      <text:p text:style-name="Text_20_body"><text:soft-page-break/>Create a configuration file for <text:span text:style-name="Source_20_Text">amtool</text:span>:</text:p>
      <text:p text:style-name="P31"><text:span text:style-name="Source_20_Text">sudo mkdir -p /etc/amtool</text:span></text:p>
      <text:p text:style-name="P31"><text:span text:style-name="Source_20_Text">sudo vi /etc/amtool/config.yml</text:span></text:p>
      <text:p text:style-name="Text_20_body">Enter the following content in the <text:span text:style-name="Source_20_Text">amtool</text:span> config file:</text:p>
      <text:p text:style-name="P31"><text:span text:style-name="Source_20_Text">alertmanager.url: http://localhost:9093</text:span></text:p>
      <text:p text:style-name="Text_20_body">Create a <text:span text:style-name="Source_20_Text">systemd</text:span> unit file for Alertmanager:</text:p>
      <text:p text:style-name="P31"><text:span text:style-name="Source_20_Text">sudo vi /etc/systemd/system/alertmanager.service</text:span></text:p>
      <text:p text:style-name="Text_20_body">For the <text:span text:style-name="Source_20_Text">--cluster.peer</text:span> flag, enter the private IP address of your first Prometheus/Alertmanager server:</text:p>
      <text:p text:style-name="Preformatted_20_Text"><text:span text:style-name="Source_20_Text">[Unit]</text:span></text:p>
      <text:p text:style-name="Preformatted_20_Text"><text:span text:style-name="Source_20_Text">Description=Prometheus Alertmanager</text:span></text:p>
      <text:p text:style-name="Preformatted_20_Text"><text:span text:style-name="Source_20_Text">Wants=network-online.target</text:span></text:p>
      <text:p text:style-name="Preformatted_20_Text"><text:span text:style-name="Source_20_Text">After=network-online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alertmanager</text:span></text:p>
      <text:p text:style-name="Preformatted_20_Text"><text:span text:style-name="Source_20_Text">Group=alertmanager</text:span></text:p>
      <text:p text:style-name="Preformatted_20_Text"><text:span text:style-name="Source_20_Text">Type=simple</text:span></text:p>
      <text:p text:style-name="Preformatted_20_Text"><text:span text:style-name="Source_20_Text">ExecStart=/usr/local/bin/alertmanager \</text:span></text:p>
      <text:p text:style-name="Preformatted_20_Text"><text:span text:style-name="Source_20_Text"><text:s text:c="2"/>--config.file /etc/alertmanager/alertmanager.yml \</text:span></text:p>
      <text:p text:style-name="Preformatted_20_Text"><text:span text:style-name="Source_20_Text"><text:s text:c="2"/>--storage.path /var/lib/alertmanager/ \</text:span></text:p>
      <text:p text:style-name="Preformatted_20_Text"><text:span text:style-name="Source_20_Text"><text:s text:c="2"/>--cluster.peer=&lt;ALERTMANAGER_1_SERVER_PRIVATE_IP&gt;:9094</text:span></text:p>
      <text:p text:style-name="Preformatted_20_Text"/>
      <text:p text:style-name="Preformatted_20_Text"><text:span text:style-name="Source_20_Text">[Install]</text:span></text:p>
      <text:p text:style-name="P31"><text:span text:style-name="Source_20_Text">WantedBy=multi-user.target</text:span></text:p>
      <text:p text:style-name="Text_20_body">Start and enable the <text:span text:style-name="Source_20_Text">alertmanager</text:span> service:</text:p>
      <text:p text:style-name="P31"><text:span text:style-name="Source_20_Text">sudo systemctl enable alertmanager</text:span></text:p>
      <text:p text:style-name="P31"><text:span text:style-name="Source_20_Text">sudo systemctl start alertmanager</text:span></text:p>
      <text:p text:style-name="Text_20_body">Verify the service is running and you can reach it:</text:p>
      <text:p text:style-name="P31"><text:span text:style-name="Source_20_Text">sudo systemctl status alertmanager</text:span></text:p>
      <text:p text:style-name="P31"><text:span text:style-name="Source_20_Text">curl localhost:9093</text:span></text:p>
      <text:h text:style-name="Heading_20_4" text:outline-level="4"><text:bookmark text:name="configure-your-existing-alertmanager-instance-to-run-in-a-cluster"/>Configure Your Existing Alertmanager Instance to Run in a Cluster</text:h>
      <text:p text:style-name="Text_20_body">Log in to your first Prometheus/Alertmanager server.</text:p>
      <text:p text:style-name="Text_20_body">Edit the Alertmanager unit file:</text:p>
      <text:p text:style-name="P31"><text:span text:style-name="Source_20_Text">sudo vi /etc/systemd/system/alertmanager.service</text:span></text:p>
      <text:p text:style-name="Text_20_body">Add a <text:span text:style-name="Source_20_Text">--cluster.peer</text:span> flag to the <text:span text:style-name="Source_20_Text">ExecStart</text:span> section. Include the private IP address of your second Alertmanager server:</text:p>
      <text:p text:style-name="Preformatted_20_Text"><text:span text:style-name="Source_20_Text">...</text:span></text:p>
      <text:p text:style-name="Preformatted_20_Text"/>
      <text:p text:style-name="Preformatted_20_Text"><text:soft-page-break/><text:span text:style-name="Source_20_Text">ExecStart=/usr/local/bin/alertmanager \</text:span></text:p>
      <text:p text:style-name="Preformatted_20_Text"><text:span text:style-name="Source_20_Text"><text:s text:c="2"/>--config.file /etc/alertmanager/alertmanager.yml \</text:span></text:p>
      <text:p text:style-name="Preformatted_20_Text"><text:span text:style-name="Source_20_Text"><text:s text:c="2"/>--storage.path /var/lib/alertmanager/ \</text:span></text:p>
      <text:p text:style-name="Preformatted_20_Text"><text:span text:style-name="Source_20_Text"><text:s text:c="2"/>--cluster.peer=&lt;ALERTMANAGER_2_SERVER_PRIVATE_IP&gt;:9094</text:span></text:p>
      <text:p text:style-name="Preformatted_20_Text"/>
      <text:p text:style-name="P31"><text:span text:style-name="Source_20_Text">...</text:span></text:p>
      <text:p text:style-name="Text_20_body">Reload and restart the <text:span text:style-name="Source_20_Text">alertmanager</text:span> service:</text:p>
      <text:p text:style-name="P31"><text:span text:style-name="Source_20_Text">sudo systemctl daemon-reload</text:span></text:p>
      <text:p text:style-name="P31"><text:span text:style-name="Source_20_Text">sudo systemctl restart alertmanager</text:span></text:p>
      <text:p text:style-name="Text_20_body">To verify your cluster is working, access <text:span text:style-name="Emphasis">both</text:span> instances in a browser with the address <text:span text:style-name="Source_20_Text">http://&lt;PUBLIC_IP&gt;:9093</text:span>.</text:p>
      <text:p text:style-name="Text_20_body">One one instance, click <text:span text:style-name="Strong_20_Emphasis">Silences</text:span> and create a new silence.</text:p>
      <text:p text:style-name="Text_20_body">Click <text:span text:style-name="Strong_20_Emphasis">Silences</text:span> on the other instance, and verify the silence you created appears.</text:p>
      <text:h text:style-name="Heading_20_4" text:outline-level="4"><text:bookmark text:name="configure-prometheus-to-connect-to-both-alertmanager-instances"/>Configure Prometheus to Connect to Both Alertmanager Instances</text:h>
      <text:p text:style-name="Text_20_body">Log in to the Prometheus server.</text:p>
      <text:p text:style-name="Text_20_body">Edit the Prometheus configuration file:</text:p>
      <text:p text:style-name="P31"><text:span text:style-name="Source_20_Text">sudo vi /etc/prometheus/prometheus.yml</text:span></text:p>
      <text:p text:style-name="Text_20_body">Add the new Alertmanager (<text:span text:style-name="Source_20_Text">&lt;ALERTMANAGER_2_PRIVATE_IP&gt;:9093</text:span>) to the list of Alertmanager targets.</text:p>
      <text:p text:style-name="Preformatted_20_Text"><text:span text:style-name="Source_20_Text">alerting:</text:span></text:p>
      <text:p text:style-name="Preformatted_20_Text"><text:span text:style-name="Source_20_Text"><text:s text:c="2"/>alertmanagers:</text:span></text:p>
      <text:p text:style-name="Preformatted_20_Text"><text:span text:style-name="Source_20_Text"><text:s text:c="2"/>- static_configs:</text:span></text:p>
      <text:p text:style-name="P31"><text:span text:style-name="Source_20_Text"><text:s text:c="4"/>- targets: ["localhost:9093", "&lt;ALERTMANAGER_2_PRIVATE_IP&gt;:9093"]</text:span></text:p>
      <text:p text:style-name="Text_20_body">Restart Prometheus to reload the config:</text:p>
      <text:p text:style-name="P31"><text:span text:style-name="Source_20_Text">sudo systemctl restart prometheus</text:span></text:p>
      <text:p text:style-name="Text_20_body">Access Prometheus Server in a browser at <text:span text:style-name="Source_20_Text">http://&lt;PROMETHEUS_SERVER_PUBLIC_IP&gt;:9090</text:span>.</text:p>
      <text:p text:style-name="Text_20_body">Click <text:span text:style-name="Strong_20_Emphasis">Status</text:span> &gt; <text:span text:style-name="Strong_20_Emphasis">Runtime &amp; Build Information</text:span>.</text:p>
      <text:p text:style-name="Text_20_body">Verify both of your alert managers appear under the <text:span text:style-name="Emphasis">Alertmanagers</text:span> sectio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8T07:32:37.525952321</dc:date>
    <meta:editing-duration>P1DT20M2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84" meta:word-count="509" meta:character-count="4203" meta:non-whitespace-character-count="3769"/>
  </office:meta>
</office:document-meta>
</file>